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LocatorImpl.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LocatorImpl.ComponentLocatorImpl( ComponentManager manager ,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LocatorImpl.releas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